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fb6c" officeooo:paragraph-rsid="0012fb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ful Networking Links</text:p>
      <text:p text:style-name="P1"/>
      <text:p text:style-name="P1"><text:a xlink:type="simple" xlink:href="http://www.symantec.com/connect/articles/basic-journey-packet" text:style-name="Internet_20_link" text:visited-style-name="Visited_20_Internet_20_Link">http://www.symantec.com/connect/articles/basic-journey-packet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08:54:51.422000000</meta:creation-date>
    <dc:date>2015-03-04T08:56:01.048000000</dc:date>
    <meta:editing-duration>PT1M10S</meta:editing-duration>
    <meta:editing-cycles>1</meta:editing-cycles>
    <meta:document-statistic meta:table-count="0" meta:image-count="0" meta:object-count="0" meta:page-count="1" meta:paragraph-count="2" meta:word-count="4" meta:character-count="85" meta:non-whitespace-character-count="82"/>
    <meta:generator>LibreOffice/4.3.4.1$Windows_x86 LibreOffice_project/bc356b2f991740509f321d70e4512a6a54c5f243</meta:generator>
  </office:meta>
</office:document-meta>
</file>